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9ba87" officeooo:paragraph-rsid="0009ba87"/>
    </style:style>
    <style:style style:name="P2" style:family="paragraph" style:parent-style-name="Standard">
      <style:paragraph-properties fo:text-align="justify" style:justify-single-word="false"/>
      <style:text-properties officeooo:rsid="000c9375" officeooo:paragraph-rsid="000c9375"/>
    </style:style>
    <style:style style:name="P3" style:family="paragraph" style:parent-style-name="Standard">
      <style:paragraph-properties fo:text-align="justify" style:justify-single-word="false"/>
      <style:text-properties officeooo:rsid="0017d420" officeooo:paragraph-rsid="0017d420"/>
    </style:style>
    <style:style style:name="P4" style:family="paragraph" style:parent-style-name="Title">
      <style:text-properties officeooo:rsid="000766d4" officeooo:paragraph-rsid="000766d4"/>
    </style:style>
    <style:style style:name="P5" style:family="paragraph" style:parent-style-name="Text_20_body">
      <style:text-properties officeooo:rsid="000766d4" officeooo:paragraph-rsid="000766d4"/>
    </style:style>
    <style:style style:name="P6" style:family="paragraph" style:parent-style-name="Standard">
      <style:paragraph-properties fo:text-align="justify" style:justify-single-word="false"/>
      <style:text-properties officeooo:rsid="001994d8" officeooo:paragraph-rsid="00216899"/>
    </style:style>
    <style:style style:name="P7" style:family="paragraph" style:parent-style-name="Standard">
      <style:paragraph-properties fo:text-align="justify" style:justify-single-word="false"/>
      <style:text-properties officeooo:rsid="000c9375" officeooo:paragraph-rsid="0017d420"/>
    </style:style>
    <style:style style:name="P8" style:family="paragraph" style:parent-style-name="Standard">
      <style:paragraph-properties fo:text-align="justify" style:justify-single-word="false"/>
      <style:text-properties officeooo:rsid="001b799e" officeooo:paragraph-rsid="001b799e"/>
    </style:style>
    <style:style style:name="P9" style:family="paragraph" style:parent-style-name="Standard">
      <style:paragraph-properties fo:text-align="justify" style:justify-single-word="false"/>
      <style:text-properties officeooo:rsid="00270bc5" officeooo:paragraph-rsid="002bb7ca"/>
    </style:style>
    <style:style style:name="P10" style:family="paragraph" style:parent-style-name="Standard">
      <style:paragraph-properties fo:text-align="justify" style:justify-single-word="false"/>
      <style:text-properties officeooo:rsid="002c7678" officeooo:paragraph-rsid="002c7678"/>
    </style:style>
    <style:style style:name="P11" style:family="paragraph" style:parent-style-name="Standard">
      <style:paragraph-properties fo:text-align="justify" style:justify-single-word="false"/>
      <style:text-properties officeooo:rsid="002ddea5" officeooo:paragraph-rsid="002ddea5"/>
    </style:style>
    <style:style style:name="T1" style:family="text">
      <style:text-properties officeooo:rsid="000a45af"/>
    </style:style>
    <style:style style:name="T2" style:family="text">
      <style:text-properties officeooo:rsid="00160762"/>
    </style:style>
    <style:style style:name="T3" style:family="text">
      <style:text-properties officeooo:rsid="0017d420"/>
    </style:style>
    <style:style style:name="T4" style:family="text">
      <style:text-properties officeooo:rsid="00188795"/>
    </style:style>
    <style:style style:name="T5" style:family="text">
      <style:text-properties officeooo:rsid="001c3eb7"/>
    </style:style>
    <style:style style:name="T6" style:family="text">
      <style:text-properties officeooo:rsid="001e0d64"/>
    </style:style>
    <style:style style:name="T7" style:family="text">
      <style:text-properties officeooo:rsid="001fee9c"/>
    </style:style>
    <style:style style:name="T8" style:family="text">
      <style:text-properties officeooo:rsid="00218d79"/>
    </style:style>
    <style:style style:name="T9" style:family="text">
      <style:text-properties officeooo:rsid="00289239"/>
    </style:style>
    <style:style style:name="T10" style:family="text">
      <style:text-properties officeooo:rsid="002ddea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apport DevOps</text:p>
      <text:p text:style-name="P5"/>
      <text:p text:style-name="P1">Bonjour M. Trufier,</text:p>
      <text:p text:style-name="P1"/>
      <text:p text:style-name="P1"><text:span text:style-name="T3">Tout d’abord</text:span>, au nom de toute l’équipe de DEVOPS4EVER, <text:span text:style-name="T1">je tiens à vous souhaiter</text:span> d’agréables fêtes de fin d’année.</text:p>
      <text:p text:style-name="P1"/>
      <text:p text:style-name="P2">Ce <text:span text:style-name="T2">document est </text:span>la synthèse de l’audit que nous avons effectué au sein du département informatique de votre entreprise, <text:span text:style-name="T2">il contient une liste des éléments identifiés comme étant source de ralentissements ou de problèmes dans le flux de développement logiciel et de déploiement des applications, ainsi que des pistes d’amélioration possibles des processus métier pour corriger ces faiblesses.</text:span></text:p>
      <text:p text:style-name="P2"/>
      <text:p text:style-name="P3">En premier lieu, nous avons remarqué que le département informatique est divisé en deux groupes de travail bien distincts : <text:s/>les <text:span text:style-name="T5">ingénieurs logiciel</text:span> et les ingénieurs réseaux. Cette organisation est susceptible d’occasionner des problèmes de coordination et de communication entre vos équipes alors qu’elles travaillent sur le même projet. <text:span text:style-name="T4">Nous vous conseillons d’organiser un rapprochement régulier entre vos équipes et la mise en place d’un outil de communication instantané, tel Slack, afin qu’elles entretiennent un contact permanent et rapide, bénéfique pour la mise en place des projets. La méthode SCRUM pourrait vous aider à organiser vos équipes en vue d’une meilleure coopération.</text:span></text:p>
      <text:p text:style-name="P7"/>
      <text:p text:style-name="P8">D’autre part, <text:span text:style-name="T8">votre infrastructure informatique n’est pas virtualisée, ce qui signifie que votre matériel n’est pas capable d’être adaptée facilement à une plus grosse demande ou à une évolution, sans compter les dépenses énergétiques et financières nécessaires engendrées par des serveurs dédiés à une seule tâche. Nous pouvons vous proposer une solution de conteneurisation nommée Docker, gratuite et open source, vous permettant de vous affranchir des problèmes cités, tout en facilitant la mise en place de nouvelles applications et la gestion de celles déjà en place. Les services financiers et réseaux vous remercieront !</text:span></text:p>
      <text:p text:style-name="P8"/>
      <text:p text:style-name="P6">Ensuite, les équipes de développement n’utilisent pas d’outils de versionning. Ces outils sont très utiles pour organiser le développement en équipe et garder une trace des actions effectuées par les collaborateurs. <text:span text:style-name="T6">Par conséquent, n</text:span>ous ne pouvons que vous conseiller l’utilisation d’un de ces outils, le plus connu est Git, gratuit et open source. <text:span text:style-name="T7">Cet outil peut être enrichi d’une interface graphique, plus simple à prendre en main. Dans notre propre service de développement, nous utilisons GitLab, disponible sous la forme d’une image Docker, pour une installation en 10 minutes chrono.</text:span></text:p>
      <text:p text:style-name="P6"/>
      <text:p text:style-name="P9">Enfin, <text:span text:style-name="T9">la création d’un tunnel d’intégration continue qui, associé aux précédentes optimisations proposées, permettrait à votre service informatique de déployer des mises à jour et de nouveaux logiciels bien plus rapidement, sans nécessiter de nombreuses interventions des ingénieurs réseaux pour assurer la mise en production.</text:span></text:p>
      <text:p text:style-name="P9"/>
      <text:p text:style-name="P10">Pour conclure, l’équipe de DEVOPS4EVER espère avoir répondu à vos attentes, et vous remercie pour <text:span text:style-name="T10">cette</text:span> collaboration <text:span text:style-name="T10">fructueuse. Pour toute question, n’hésitez pas à nous contacter.</text:span></text:p>
      <text:p text:style-name="P10"/>
      <text:p text:style-name="P11">Cordialement,</text:p>
      <text:p text:style-name="P11"/>
      <text:p text:style-name="P11">Victor Mignot</text:p>
      <text:p text:style-name="P11">Directeur techn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31T18:24:25.426643001</meta:creation-date>
    <meta:generator>LibreOffice/5.4.2.2$Linux_X86_64 LibreOffice_project/40m0$Build-2</meta:generator>
    <dc:date>2017-12-31T20:45:30.533203607</dc:date>
    <meta:editing-duration>PT1H42M42S</meta:editing-duration>
    <meta:editing-cycles>23</meta:editing-cycles>
    <meta:document-statistic meta:table-count="0" meta:image-count="0" meta:object-count="0" meta:page-count="1" meta:paragraph-count="12" meta:word-count="444" meta:character-count="2999" meta:non-whitespace-character-count="2566"/>
  </office:meta>
</office:document-meta>
</file>